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5.945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M" style:family="table-column">
      <style:table-column-properties style:column-width="0.4701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5" style:family="paragraph" style:parent-style-name="normal">
      <style:text-properties style:font-name="essiah1" fo:font-size="28pt" style:font-size-asian="28pt" style:font-size-complex="28pt"/>
    </style:style>
    <style:style style:name="P6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7" style:family="paragraph" style:parent-style-name="normal">
      <style:text-properties style:font-name="essiah1" fo:font-size="28pt" style:text-underline-style="none" style:font-name-asian="essiah2" style:font-size-asian="28pt" style:font-name-complex="essiah2" style:font-size-complex="28pt"/>
    </style:style>
    <style:style style:name="P8" style:family="paragraph" style:parent-style-name="normal">
      <style:text-properties style:font-name="Bodoni 72" fo:font-size="12pt" style:font-size-asian="12pt" style:font-size-complex="12pt"/>
    </style:style>
    <style:style style:name="P9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12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13" style:family="paragraph" style:parent-style-name="normal">
      <style:text-properties style:font-name="Bodoni 72" fo:font-size="16pt" style:font-size-asian="16pt" style:font-size-complex="16pt"/>
    </style:style>
    <style:style style:name="P14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5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6" style:family="paragraph" style:parent-style-name="normal">
      <style:text-properties style:font-name="Liberation Mono" fo:font-size="24pt" style:font-size-asian="24pt" style:font-size-complex="24pt"/>
    </style:style>
    <style:style style:name="P17" style:family="paragraph" style:parent-style-name="normal">
      <style:text-properties style:font-name="Essiah" fo:font-size="28pt" style:font-size-asian="28pt" style:font-size-complex="28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19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20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1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2" style:family="paragraph" style:parent-style-name="normal">
      <style:text-properties style:font-name="Essiah" fo:font-size="28pt" fo:font-weight="normal" style:font-size-asian="28pt" style:font-weight-asian="normal" style:font-size-complex="28pt" style:font-weight-complex="normal"/>
    </style:style>
    <style:style style:name="P23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24" style:family="paragraph" style:parent-style-name="normal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P25" style:family="paragraph" style:parent-style-name="normal">
      <style:text-properties fo:font-size="28pt" style:font-size-asian="28pt" style:font-size-complex="28pt"/>
    </style:style>
    <style:style style:name="P26" style:family="paragraph" style:parent-style-name="normal">
      <style:text-properties style:font-name="essiah" fo:font-size="28pt" style:font-name-asian="essiah2" style:font-size-asian="28pt" style:font-name-complex="essiah2" style:font-size-complex="28pt"/>
    </style:style>
    <style:style style:name="P27" style:family="paragraph" style:parent-style-name="normal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P28" style:family="paragraph" style:parent-style-name="normal">
      <style:text-properties fo:font-size="24pt" style:font-size-asian="24pt" style:font-size-complex="24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8pt" style:text-underline-style="none" fo:font-weight="normal" style:letter-kerning="true" style:font-name-asian="Droid Sans Fallback" style:font-size-asian="28pt" style:language-asian="zh" style:country-asian="CN" style:font-weight-asian="normal" style:font-name-complex="Droid Sans Devanagari" style:font-size-complex="28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DejaVu Sans1" fo:font-size="16pt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essiah1" fo:font-size="28pt" style:font-size-asian="28pt" style:font-size-complex="28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essiah1" fo:font-size="28pt" style:text-underline-style="none" fo:font-weight="normal" style:font-size-asian="28pt" style:font-weight-asian="normal" style:font-size-complex="28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1" fo:font-size="16pt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48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fo:font-size="16pt" style:font-size-asian="16pt" style:font-size-complex="16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Essiah" fo:font-size="28pt" style:text-underline-style="none" fo:font-weight="normal" style:font-size-asian="28pt" style:font-weight-asian="normal" style:font-size-complex="28pt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52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2">
      <style:text-properties style:font-name="Bodoni 72"/>
    </style:style>
    <style:style style:name="P61" style:family="paragraph" style:parent-style-name="Heading_20_2">
      <style:text-properties style:font-name="Bodoni 72" style:font-name-asian="Verdana1" style:font-name-complex="Verdana1"/>
    </style:style>
    <style:style style:name="P62" style:family="paragraph" style:parent-style-name="Heading_20_2">
      <style:text-properties style:font-name="Bodoni 72" style:text-underline-style="none" style:font-name-asian="Verdana1" style:font-name-complex="Verdana1"/>
    </style:style>
    <style:style style:name="P63" style:family="paragraph" style:parent-style-name="normal">
      <style:text-properties style:font-name="Essiah" fo:font-size="28pt" style:font-size-asian="28pt" style:font-size-complex="28pt"/>
    </style:style>
    <style:style style:name="P64" style:family="paragraph" style:parent-style-name="normal">
      <style:text-properties style:font-name="essiah1" fo:font-size="28pt" style:font-size-asian="28pt" style:font-size-complex="28pt"/>
    </style:style>
    <style:style style:name="P65" style:family="paragraph" style:parent-style-name="normal">
      <style:text-properties style:font-name="Bodoni 72" fo:font-size="16pt" style:font-size-asian="16pt" style:font-size-complex="16pt"/>
    </style:style>
    <style:style style:name="P66" style:family="paragraph" style:parent-style-name="normal">
      <style:text-properties fo:font-size="28pt" style:font-size-asian="28pt" style:font-size-complex="28pt"/>
    </style:style>
    <style:style style:name="P67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7" style:family="text">
      <style:text-properties style:font-name="essiah" style:font-name-asian="essiah2" style:font-name-complex="essiah2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font-name="essiah" fo:font-size="28pt" style:text-underline-style="none" style:font-name-asian="essiah2" style:font-size-asian="28pt" style:font-name-complex="essiah2" style:font-size-complex="28pt"/>
    </style:style>
    <style:style style:name="T12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color="#000000" style:font-name="essiah1" style:text-underline-style="none" style:font-name-asian="essiah2" style:font-name-complex="essiah2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9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0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1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2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5" style:family="text">
      <style:text-properties style:font-name-asian="essiah2" style:font-name-complex="essiah2"/>
    </style:style>
    <style:style style:name="T26" style:family="text">
      <style:text-properties fo:color="#808080" style:font-name-asian="essiah2" style:font-name-complex="essiah2" loext:opacity="100%"/>
    </style:style>
    <style:style style:name="T27" style:family="text">
      <style:text-properties fo:color="#808080" fo:font-weight="bold" style:font-name-asian="essiah2" style:font-weight-asian="bold" style:font-name-complex="essiah2" style:font-weight-complex="bold"/>
    </style:style>
    <style:style style:name="T28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9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DejaVu Sans1" fo:font-weight="normal" style:font-weight-asian="normal" style:font-weight-complex="normal"/>
    </style:style>
    <style:style style:name="T32" style:family="text">
      <style:text-properties style:use-window-font-color="true" style:font-name="DejaVu Sans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5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6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7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8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style:font-name-asian="essiah2" style:font-name-complex="essiah2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font-name-asian="eXsE1" style:font-name-complex="eXsE1"/>
    </style:style>
    <style:style style:name="T43" style:family="text">
      <style:text-properties fo:font-weight="bold" style:font-name-asian="essiah2" style:font-weight-asian="bold" style:font-name-complex="essiah2" style:font-weight-complex="bold"/>
    </style:style>
    <style:style style:name="T44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5" style:family="text">
      <style:text-properties style:font-name="Essiah" fo:font-size="28pt" style:text-underline-style="none" style:font-name-asian="essiah2" style:font-size-asian="28pt" style:font-name-complex="essiah2" style:font-size-complex="28pt"/>
    </style:style>
    <style:style style:name="T46" style:family="text">
      <style:text-properties style:font-name="Essiah" fo:font-size="28pt" style:text-underline-style="none" style:font-size-asian="28pt" style:font-size-complex="28pt"/>
    </style:style>
    <style:style style:name="T47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8" style:family="text">
      <style:text-properties style:text-position="sub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essEo</text:p>
      <text:p text:style-name="P59">Alphabet</text:p>
      <text:p text:style-name="P6">oIYwW</text:p>
      <text:p text:style-name="P6">eaui EAUO</text:p>
      <text:p text:style-name="P6">cnms gjlr</text:p>
      <text:p text:style-name="P6">ftdp CHTS</text:p>
      <text:p text:style-name="P6">bLvz hZXN</text:p>
      <text:p text:style-name="P59">Letter Names</text:p>
      <text:p text:style-name="P16"><text:span text:style-name="T43">o</text:span><text:span text:style-name="T25"> <text:s text:c="2"/></text:span><text:span text:style-name="T43">ī</text:span><text:span text:style-name="T25"> <text:s text:c="2"/></text:span><text:span text:style-name="T43">ü</text:span><text:span text:style-name="T25"> <text:s text:c="2"/></text:span><text:span text:style-name="T43">ö</text:span><text:span text:style-name="T25"> <text:s text:c="2"/></text:span><text:span text:style-name="T14">ʊ</text:span></text:p>
      <text:p text:style-name="P16"><text:span text:style-name="T29">b</text:span><text:span text:style-name="T43">e <text:s/></text:span><text:span text:style-name="T47">ḻ</text:span><text:span text:style-name="T43">a <text:s/></text:span><text:span text:style-name="T29">v</text:span><text:span text:style-name="T43">u <text:s/></text:span><text:span text:style-name="T29">z</text:span><text:span text:style-name="T15">o</text:span><text:span text:style-name="T43"> <text:s/>ē</text:span><text:span text:style-name="T25"> <text:s text:c="2"/></text:span><text:span text:style-name="T15">ā</text:span><text:span text:style-name="T25"> <text:s text:c="2"/></text:span><text:span text:style-name="T43">ū</text:span><text:span text:style-name="T25"> <text:s text:c="2"/></text:span><text:span text:style-name="T43">ō</text:span></text:p>
      <text:p text:style-name="P16"><text:span text:style-name="T43">k</text:span><text:span text:style-name="T29">ō</text:span><text:span text:style-name="T26"> <text:s/></text:span><text:span text:style-name="T15">n</text:span><text:span text:style-name="T23">ō</text:span><text:span text:style-name="T26"> <text:s/></text:span><text:span text:style-name="T15">m</text:span><text:span text:style-name="T26">ā</text:span><text:span text:style-name="T25"> <text:s/></text:span><text:span text:style-name="T43">s</text:span><text:span text:style-name="T26">ā <text:s/></text:span><text:span text:style-name="T15">g</text:span><text:span text:style-name="T23">ō</text:span><text:span text:style-name="T26"> <text:s/></text:span><text:span text:style-name="T15">j</text:span><text:span text:style-name="T23">ō</text:span><text:span text:style-name="T26"> <text:s/></text:span><text:span text:style-name="T15">l</text:span><text:span text:style-name="T26">ā <text:s/></text:span><text:span text:style-name="T15">r</text:span><text:span text:style-name="T23">ā</text:span><text:span text:style-name="T26"> <text:s text:c="2"/></text:span></text:p>
      <text:p text:style-name="P16"><text:span text:style-name="T22">f</text:span><text:span text:style-name="T23">ō</text:span><text:span text:style-name="T24"> <text:s/></text:span><text:span text:style-name="T22">t</text:span><text:span text:style-name="T23">ō</text:span><text:span text:style-name="T24"> <text:s/></text:span><text:span text:style-name="T43">d</text:span><text:span text:style-name="T29">ā</text:span><text:span text:style-name="T27"> <text:s/></text:span><text:span text:style-name="T43">p</text:span><text:span text:style-name="T29">ā</text:span><text:span text:style-name="T29"> <text:s/></text:span><text:span text:style-name="T15">ch</text:span><text:span text:style-name="T29">ō</text:span><text:span text:style-name="T28"> </text:span><text:span text:style-name="T22">θ</text:span><text:span text:style-name="T23">ō</text:span><text:span text:style-name="T21"> <text:s/></text:span><text:span text:style-name="T22">∂</text:span><text:span text:style-name="T24">ā <text:s/></text:span><text:span text:style-name="T15">sh</text:span><text:span text:style-name="T24">ā</text:span></text:p>
      <text:p text:style-name="P16"><text:span text:style-name="T15">b</text:span><text:span text:style-name="T23">ē</text:span><text:span text:style-name="T28"> <text:s/></text:span><text:span text:style-name="T15">ḻ</text:span><text:span text:style-name="T24">ā</text:span><text:span text:style-name="T28"> <text:s/></text:span><text:span text:style-name="T15">v</text:span><text:span text:style-name="T23">ū</text:span><text:span text:style-name="T28"> <text:s/></text:span><text:span text:style-name="T15">z</text:span><text:span text:style-name="T23">ō</text:span><text:span text:style-name="T28"> <text:s/></text:span><text:span text:style-name="T15">h</text:span><text:span text:style-name="T29">ē</text:span><text:span text:style-name="T29"> <text:s/></text:span><text:span text:style-name="T15">zh</text:span><text:span text:style-name="T24">ā</text:span><text:span text:style-name="T23"> </text:span><text:span text:style-name="T23">ū</text:span><text:span text:style-name="T15">ng </text:span><text:span text:style-name="T22">xh</text:span><text:span text:style-name="T23">ō</text:span></text:p>
      <text:p text:style-name="P59">Basics</text:p>
      <text:p text:style-name="P13">The default order is Subject-Verb-Object, but any arrangement is allowed with the use of markers.</text:p>
      <text:p text:style-name="P14"/>
      <text:p text:style-name="P13">The subject and object are optional. When no subject is given, 1st person singular is assumed.</text:p>
      <text:p text:style-name="P14"/>
      <text:p text:style-name="P13">Modifiers follow their target (i.e. "ball large red").</text:p>
      <text:p text:style-name="P10"/>
      <text:p text:style-name="P8"><text:span text:style-name="T44">Markers precede their object (i.e. "for the ball").</text:span><text:span text:style-name="T40"><text:tab/></text:span></text:p>
      <text:p text:style-name="P59"><text:soft-page-break/>Articles</text:p>
      <text:p text:style-name="P13">Indefinite Singular</text:p>
      <text:p text:style-name="P17">-</text:p>
      <text:p text:style-name="P9">Indefinite Plural</text:p>
      <text:p text:style-name="P19">u</text:p>
      <text:p text:style-name="P13">Definite Singular</text:p>
      <text:p text:style-name="P26">tu</text:p>
      <text:p text:style-name="P13">Definite Plural</text:p>
      <text:p text:style-name="P23">etu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3"><text:span text:style-name="T17">ess</text:span><text:span text:style-name="T17">E</text:span><text:span text:style-name="T17">o</text:span></text:p>
          </table:table-cell>
        </table:table-row>
        <table:table-row table:style-name="Table4.1">
          <table:table-cell table:style-name="Table4.A2" office:value-type="string">
            <text:p text:style-name="P55">Singular</text:p>
          </table:table-cell>
          <table:table-cell table:style-name="Table4.A2" office:value-type="string">
            <text:p text:style-name="P55">1st</text:p>
          </table:table-cell>
          <table:table-cell table:style-name="Table4.A2" office:value-type="string">
            <text:p text:style-name="P55">I, me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2nd</text:p>
          </table:table-cell>
          <table:table-cell table:style-name="Table4.A2" office:value-type="string">
            <text:p text:style-name="P55">you</text:p>
          </table:table-cell>
          <table:table-cell table:style-name="Table4.A2" office:value-type="string">
            <text:p text:style-name="P54">ton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he, she, it, this</text:p>
          </table:table-cell>
          <table:table-cell table:style-name="Table4.A2" office:value-type="string">
            <text:p text:style-name="P54">sonu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at</text:p>
          </table:table-cell>
          <table:table-cell table:style-name="Table4.A2" office:value-type="string">
            <text:p text:style-name="P54">sonA</text:p>
          </table:table-cell>
        </table:table-row>
        <table:table-row table:style-name="Table4.1">
          <table:table-cell table:style-name="Table4.A2" office:value-type="string">
            <text:p text:style-name="P55">Plural</text:p>
          </table:table-cell>
          <table:table-cell table:style-name="Table4.A2" office:value-type="string">
            <text:p text:style-name="P55">1st</text:p>
          </table:table-cell>
          <table:table-cell table:style-name="Table4.A2" office:value-type="string">
            <text:p text:style-name="P55">we, us</text:p>
          </table:table-cell>
          <table:table-cell table:style-name="Table4.A2" office:value-type="string">
            <text:p text:style-name="P53"><text:span text:style-name="T18">s</text:span><text:span text:style-name="T18">U</text:span>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2nd</text:p>
          </table:table-cell>
          <table:table-cell table:style-name="Table4.A2" office:value-type="string">
            <text:p text:style-name="P55">you all</text:p>
          </table:table-cell>
          <table:table-cell table:style-name="Table4.A2" office:value-type="string">
            <text:p text:style-name="P54">ten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ey, these</text:p>
          </table:table-cell>
          <table:table-cell table:style-name="Table4.A2" office:value-type="string">
            <text:p text:style-name="P54">sUnu</text:p>
          </table:table-cell>
        </table:table-row>
        <table:table-row table:style-name="Table4.1"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3rd</text:p>
          </table:table-cell>
          <table:table-cell table:style-name="Table4.A2" office:value-type="string">
            <text:p text:style-name="P55">those</text:p>
          </table:table-cell>
          <table:table-cell table:style-name="Table4.A2" office:value-type="string">
            <text:p text:style-name="P54">sUnA</text:p>
          </table:table-cell>
        </table:table-row>
      </table:table>
      <text:p text:style-name="P59">Punctuation</text:p>
      <text:p text:style-name="P13">Period</text:p>
      <text:p text:style-name="P5">.</text:p>
      <text:p text:style-name="P13"/>
      <text:p text:style-name="P13"><text:soft-page-break/>Comma</text:p>
      <text:p text:style-name="P5">,</text:p>
      <text:p text:style-name="P13"/>
      <text:p text:style-name="P13">Number Marker</text:p>
      <text:p text:style-name="P5">;</text:p>
      <text:p text:style-name="P5">;2138</text:p>
      <text:p text:style-name="P13"/>
      <text:p text:style-name="P13">Quotation Marks</text:p>
      <text:p text:style-name="P5">&lt;&gt;</text:p>
      <text:p text:style-name="P5">&lt;tu tEO&gt;</text:p>
      <text:p text:style-name="P13"/>
      <text:p text:style-name="P13">Parenthesis</text:p>
      <text:p text:style-name="P17">()</text:p>
      <text:p text:style-name="P17">(tu tEO)</text:p>
      <text:p text:style-name="P13"/>
      <text:p text:style-name="P13">Brackets</text:p>
      <text:p text:style-name="P17">{}</text:p>
      <text:p text:style-name="P17">{tu tEO}</text:p>
      <text:p text:style-name="P13"/>
      <text:p text:style-name="P13">Square Brackets</text:p>
      <text:p text:style-name="P17">[]</text:p>
      <text:p text:style-name="P17">[tu tEO]</text:p>
      <text:p text:style-name="P59">Markers</text:p>
      <text:p text:style-name="P60"><text:span text:style-name="T40">Direct</text:span><text:span text:style-name="T40"> Object</text:span></text:p>
      <text:p text:style-name="P20">li</text:p>
      <text:p text:style-name="P10"/>
      <text:p text:style-name="P10">"I own the night."</text:p>
      <text:p text:style-name="P26"><text:soft-page-break/>&lt;brAs tu tEO.&gt;</text:p>
      <text:p text:style-name="P10"/>
      <text:p text:style-name="P10">"The night, I own."</text:p>
      <text:p text:style-name="P20">&lt;li tu tEO brAs.&gt;</text:p>
      <text:p text:style-name="P61">Possesive</text:p>
      <text:p text:style-name="P26">es</text:p>
      <text:p text:style-name="P9"/>
      <text:p text:style-name="P9">"They will own the night of the people."</text:p>
      <text:p text:style-name="P17"><text:span text:style-name="T40">&lt;sUnu brAsO tEO tu es sE e</text:span><text:span text:style-name="T13">tu</text:span><text:span text:style-name="T40">.&gt;</text:span></text:p>
      <text:p text:style-name="P9"/>
      <text:p text:style-name="P9">"Their people will force us."</text:p>
      <text:p text:style-name="P22"><text:span text:style-name="T40">&lt;es s</text:span><text:span text:style-name="T13">U</text:span><text:span text:style-name="T40">nu sE das</text:span><text:span text:style-name="T13">UO</text:span><text:span text:style-name="T40"> s</text:span><text:span text:style-name="T13">U</text:span><text:span text:style-name="T40">.&gt;</text:span></text:p>
      <text:p text:style-name="P61">Towards</text:p>
      <text:p text:style-name="P26">prU</text:p>
      <text:p text:style-name="P14"/>
      <text:p text:style-name="P14">"You all will speak to the people."</text:p>
      <text:p text:style-name="P5"><text:span text:style-name="T25">&lt;tan v</text:span><text:span text:style-name="T13">O</text:span><text:span text:style-name="T25">sO prU </text:span><text:span text:style-name="T13">etu </text:span><text:span text:style-name="T25">sE.&gt;</text:span></text:p>
      <text:p text:style-name="P62">For</text:p>
      <text:p text:style-name="P7">os</text:p>
      <text:p text:style-name="P11"/>
      <text:p text:style-name="P11">"We owned the night for the people."</text:p>
      <text:p text:style-name="P5"><text:span text:style-name="T40">&lt;s</text:span><text:span text:style-name="T13">U</text:span><text:span text:style-name="T40"> ObrAs os tu tEO sE </text:span><text:span text:style-name="T13">etu</text:span><text:span text:style-name="T40">.&gt;</text:span></text:p>
      <text:p text:style-name="P61"><text:soft-page-break/>And</text:p>
      <text:p text:style-name="P24">un</text:p>
      <text:p text:style-name="P11"/>
      <text:p text:style-name="P11">"They have done good and evil."</text:p>
      <text:p text:style-name="P5"><text:span text:style-name="T40">&lt;Os</text:span><text:span text:style-name="T13">U</text:span><text:span text:style-name="T40">nu li AOn </text:span><text:span text:style-name="T13">un gw</text:span><text:span text:style-name="T40">.&gt;</text:span></text:p>
      <text:p text:style-name="P9"/>
      <text:p text:style-name="P10">"You all speak for the people and not a state."</text:p>
      <text:p text:style-name="P25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/>
      <text:p text:style-name="P60">Or</text:p>
      <text:p text:style-name="P27">et</text:p>
      <text:p text:style-name="P9"/>
      <text:p text:style-name="P11">Red or yellow?</text:p>
      <text:p text:style-name="P27">&lt;?sOnu et nEsu.&gt;</text:p>
      <text:p text:style-name="P60">Question (pronounced "cay")</text:p>
      <text:p text:style-name="P4">?</text:p>
      <text:p text:style-name="P13"/>
      <text:p text:style-name="P11">"Will you own the people, or will the people own you?"</text:p>
      <text:p text:style-name="normal"><text:span text:style-name="T6">&lt;?ton brAsO sE </text:span><text:span text:style-name="T11">etu</text:span><text:span text:style-name="T6">, et sE </text:span><text:span text:style-name="T11">etu</text:span><text:span text:style-name="T6"> brAsO ton.&gt;</text:span></text:p>
      <text:p text:style-name="P60">Not</text:p>
      <text:p text:style-name="P27">anu</text:p>
      <text:p text:style-name="P11"/>
      <text:p text:style-name="P11">"You did not force me."</text:p>
      <text:p text:style-name="P27">&lt;ton odaso anu.&gt;</text:p>
      <text:p text:style-name="P9"/>
      <text:p text:style-name="P11"><text:soft-page-break/>"I will not force you."</text:p>
      <text:p text:style-name="P25"><text:span text:style-name="T4">&lt;das</text:span><text:span text:style-name="T10">O</text:span><text:span text:style-name="T4"> anu ton.&gt;</text:span></text:p>
      <text:p text:style-name="P59">Verb Tenses</text:p>
      <text:p text:style-name="P15">"I owned."</text:p>
      <text:p text:style-name="P17"><text:span text:style-name="T25">&lt;ObrAs.&gt;</text:span> </text:p>
      <text:p text:style-name="P13"/>
      <text:p text:style-name="P13">"I own."</text:p>
      <text:p text:style-name="P21">&lt;brAs.&gt;</text:p>
      <text:p text:style-name="P13"/>
      <text:p text:style-name="P15">"I will own."</text:p>
      <text:p text:style-name="P21">&lt;brAsO.&gt;</text:p>
      <text:p text:style-name="P15"/>
      <text:p text:style-name="P14">"I owned the night."</text:p>
      <text:p text:style-name="P17"><text:span text:style-name="T25">&lt;ObrAs tEO tu.&gt;</text:span><text:span text:style-name="T42"> </text:span></text:p>
      <text:p text:style-name="P13"/>
      <text:p text:style-name="P13">"I own the night."</text:p>
      <text:p text:style-name="P17"><text:span text:style-name="T25">&lt;brAs tEO tu.&gt;</text:span><text:span text:style-name="T42"> </text:span></text:p>
      <text:p text:style-name="P13"/>
      <text:p text:style-name="P10">"I will own the night."</text:p>
      <text:p text:style-name="P28"><text:span text:style-name="T6">&lt;brAsO tEO tu.&gt;</text:span><text:span text:style-name="T9"> </text:span></text:p>
      <text:p text:style-name="P11"/>
      <text:p text:style-name="P11">"I stood with you."</text:p>
      <text:p text:style-name="P27">&lt;OAgres lu U.&gt;</text:p>
      <text:p text:style-name="P9"/>
      <text:p text:style-name="P11">"I will be standing with them."</text:p>
      <text:p text:style-name="P25"><text:span text:style-name="T4">&lt;ahresO nul lu</text:span><text:span text:style-name="T10"> sUnu</text:span><text:span text:style-name="T4">.&gt;</text:span></text:p>
      <text:p text:style-name="P9"/>
      <text:p text:style-name="P12">Progressive Action</text:p>
      <text:p text:style-name="P27">nul</text:p>
      <text:p text:style-name="P10"><text:soft-page-break/></text:p>
      <text:p text:style-name="P11">"You are owning the night."</text:p>
      <text:p text:style-name="normal"><text:span text:style-name="T6">&lt; U brAs nul tEO tu.&gt;</text:span><text:span text:style-name="T8"><text:line-break/></text:span></text:p>
      <text:p text:style-name="P11">Completed Action</text:p>
      <text:p text:style-name="P7">dun</text:p>
      <text:p text:style-name="P9"/>
      <text:p text:style-name="P11">"You had owned the night."</text:p>
      <text:p text:style-name="P27">&lt;Y obrAs do tEO tu.&gt;</text:p>
      <text:p text:style-name="P9"/>
      <text:p text:style-name="P9">"You have owned the night."</text:p>
      <text:p text:style-name="P20">&lt;Y brAs do tEO tu.&gt;</text:p>
      <text:p text:style-name="P10"/>
      <text:p text:style-name="P9">"You will have owned the night."</text:p>
      <text:p text:style-name="P27">&lt;Y brAs do teo tru.&gt;</text:p>
      <text:p text:style-name="P11"/>
      <text:p text:style-name="P11">“You had been owning the night.”</text:p>
      <text:p text:style-name="P27">&lt;Y obrAs do mul tEO tu.&gt;</text:p>
      <text:p text:style-name="P9"/>
      <text:p text:style-name="P9">"You have been owning the night."</text:p>
      <text:p text:style-name="P27">&lt;Y brAs do mul tEO tu.&gt;</text:p>
      <text:p text:style-name="P9"/>
      <text:p text:style-name="P9">“You will be owning the night.”</text:p>
      <text:p text:style-name="P26">&lt;Y brAso do mul tEO tu.&gt;</text:p>
      <text:p text:style-name="P13"/>
      <text:p text:style-name="P14">“Will you have owned the night?”</text:p>
      <text:p text:style-name="P26"><text:soft-page-break/>&lt;?ton brAso do mul tEO tu.&gt;</text:p>
      <text:p text:style-name="P59">Numbers</text:p>
      <text:p text:style-name="P9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2"/>
        <table:table-column table:style-name="Table5.M"/>
        <table:table-row table:style-name="Table5.1">
          <table:table-cell table:style-name="Table5.A1" office:value-type="string">
            <text:p text:style-name="P56">0</text:p>
          </table:table-cell>
          <table:table-cell table:style-name="Table5.A1" office:value-type="string">
            <text:p text:style-name="P56">1</text:p>
          </table:table-cell>
          <table:table-cell table:style-name="Table5.A1" office:value-type="string">
            <text:p text:style-name="P56">2</text:p>
          </table:table-cell>
          <table:table-cell table:style-name="Table5.A1" office:value-type="string">
            <text:p text:style-name="P56">3</text:p>
          </table:table-cell>
          <table:table-cell table:style-name="Table5.A1" office:value-type="string">
            <text:p text:style-name="P56">4</text:p>
          </table:table-cell>
          <table:table-cell table:style-name="Table5.A1" office:value-type="string">
            <text:p text:style-name="P56">5</text:p>
          </table:table-cell>
          <table:table-cell table:style-name="Table5.A1" office:value-type="string">
            <text:p text:style-name="P56">6</text:p>
          </table:table-cell>
          <table:table-cell table:style-name="Table5.A1" office:value-type="string">
            <text:p text:style-name="P56">7</text:p>
          </table:table-cell>
          <table:table-cell table:style-name="Table5.A1" office:value-type="string">
            <text:p text:style-name="P56">8</text:p>
          </table:table-cell>
          <table:table-cell table:style-name="Table5.A1" office:value-type="string">
            <text:p text:style-name="P56">9</text:p>
          </table:table-cell>
          <table:table-cell table:style-name="Table5.A1" office:value-type="string">
            <text:p text:style-name="P56">10</text:p>
          </table:table-cell>
          <table:table-cell table:style-name="Table5.A1" office:value-type="string">
            <text:p text:style-name="P56">11</text:p>
          </table:table-cell>
          <table:table-cell table:style-name="Table5.A1" office:value-type="string">
            <text:p text:style-name="P58"><text:span text:style-name="T19">12</text:span><text:span text:style-name="T20">1</text:span></text:p>
          </table:table-cell>
        </table:table-row>
        <table:table-row table:style-name="Table5.1"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7">2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57">4</text:p>
          </table:table-cell>
          <table:table-cell table:style-name="Table5.A2" office:value-type="string">
            <text:p text:style-name="P57">5</text:p>
          </table:table-cell>
          <table:table-cell table:style-name="Table5.A2" office:value-type="string">
            <text:p text:style-name="P57">6</text:p>
          </table:table-cell>
          <table:table-cell table:style-name="Table5.A2" office:value-type="string">
            <text:p text:style-name="P57">7</text:p>
          </table:table-cell>
          <table:table-cell table:style-name="Table5.A2" office:value-type="string">
            <text:p text:style-name="P57">8</text:p>
          </table:table-cell>
          <table:table-cell table:style-name="Table5.A2" office:value-type="string">
            <text:p text:style-name="P57">E</text:p>
          </table:table-cell>
          <table:table-cell table:style-name="Table5.A2" office:value-type="string">
            <text:p text:style-name="P57">A</text:p>
          </table:table-cell>
          <table:table-cell table:style-name="Table5.A2" office:value-type="string">
            <text:p text:style-name="P57">U</text:p>
          </table:table-cell>
          <table:table-cell table:style-name="Table5.A2" office:value-type="string">
            <text:p text:style-name="P57">O</text:p>
          </table:table-cell>
        </table:table-row>
      </table:table>
      <text:p text:style-name="P2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8"><text:span text:style-name="T19">12</text:span><text:span text:style-name="T20">2</text:span></text:p>
          </table:table-cell>
          <table:table-cell table:style-name="Table1.A1" office:value-type="string">
            <text:p text:style-name="P58"><text:span text:style-name="T19">12</text:span><text:span text:style-name="T20">3</text:span></text:p>
          </table:table-cell>
          <table:table-cell table:style-name="Table1.A1" office:value-type="string">
            <text:p text:style-name="P58"><text:span text:style-name="T19">12</text:span><text:span text:style-name="T20">4</text:span></text:p>
          </table:table-cell>
          <table:table-cell table:style-name="Table1.A1" office:value-type="string">
            <text:p text:style-name="P58"><text:span text:style-name="T19">12</text:span><text:span text:style-name="T20">5</text:span></text:p>
          </table:table-cell>
          <table:table-cell table:style-name="Table1.A1" office:value-type="string">
            <text:p text:style-name="P58"><text:span text:style-name="T19">12</text:span><text:span text:style-name="T20">6</text:span></text:p>
          </table:table-cell>
          <table:table-cell table:style-name="Table1.A1" office:value-type="string">
            <text:p text:style-name="P58"><text:span text:style-name="T19">12</text:span><text:span text:style-name="T20">7</text:span></text:p>
          </table:table-cell>
          <table:table-cell table:style-name="Table1.A1" office:value-type="string">
            <text:p text:style-name="P58"><text:span text:style-name="T19">12</text:span><text:span text:style-name="T20">8</text:span></text:p>
          </table:table-cell>
          <table:table-cell table:style-name="Table1.A1" office:value-type="string">
            <text:p text:style-name="P58"><text:span text:style-name="T19">12</text:span><text:span text:style-name="T20">9</text:span></text:p>
          </table:table-cell>
        </table:table-row>
        <table:table-row table:style-name="Table1.1">
          <table:table-cell table:style-name="Table1.A2" office:value-type="string">
            <text:p text:style-name="P57">k</text:p>
          </table:table-cell>
          <table:table-cell table:style-name="Table1.A2" office:value-type="string">
            <text:p text:style-name="P57">n</text:p>
          </table:table-cell>
          <table:table-cell table:style-name="Table1.A2" office:value-type="string">
            <text:p text:style-name="P57">m</text:p>
          </table:table-cell>
          <table:table-cell table:style-name="Table1.A2" office:value-type="string">
            <text:p text:style-name="P57">s</text:p>
          </table:table-cell>
          <table:table-cell table:style-name="Table1.A2" office:value-type="string">
            <text:p text:style-name="P57">j</text:p>
          </table:table-cell>
          <table:table-cell table:style-name="Table1.A2" office:value-type="string">
            <text:p text:style-name="P57">r</text:p>
          </table:table-cell>
          <table:table-cell table:style-name="Table1.A2" office:value-type="string">
            <text:p text:style-name="P57">g</text:p>
          </table:table-cell>
          <table:table-cell table:style-name="Table1.A2" office:value-type="string">
            <text:p text:style-name="P57">l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8"><text:span text:style-name="T19">12</text:span><text:span text:style-name="T20">10</text:span></text:p>
          </table:table-cell>
          <table:table-cell table:style-name="Table2.A1" office:value-type="string">
            <text:p text:style-name="P58"><text:span text:style-name="T19">12</text:span><text:span text:style-name="T20">11</text:span></text:p>
          </table:table-cell>
          <table:table-cell table:style-name="Table2.A1" office:value-type="string">
            <text:p text:style-name="P58"><text:span text:style-name="T19">12</text:span><text:span text:style-name="T20">12</text:span></text:p>
          </table:table-cell>
          <table:table-cell table:style-name="Table2.A1" office:value-type="string">
            <text:p text:style-name="P58"><text:span text:style-name="T19">12</text:span><text:span text:style-name="T20">13</text:span></text:p>
          </table:table-cell>
          <table:table-cell table:style-name="Table2.A1" office:value-type="string">
            <text:p text:style-name="P58"><text:span text:style-name="T19">12</text:span><text:span text:style-name="T20">14</text:span></text:p>
          </table:table-cell>
          <table:table-cell table:style-name="Table2.A1" office:value-type="string">
            <text:p text:style-name="P58"><text:span text:style-name="T19">12</text:span><text:span text:style-name="T20">15</text:span></text:p>
          </table:table-cell>
          <table:table-cell table:style-name="Table2.A1" office:value-type="string">
            <text:p text:style-name="P58"><text:span text:style-name="T19">12</text:span><text:span text:style-name="T20">16</text:span></text:p>
          </table:table-cell>
          <table:table-cell table:style-name="Table2.A1" office:value-type="string">
            <text:p text:style-name="P58"><text:span text:style-name="T19">12</text:span><text:span text:style-name="T20">17</text:span></text:p>
          </table:table-cell>
        </table:table-row>
        <table:table-row table:style-name="Table2.1">
          <table:table-cell table:style-name="Table2.A2" office:value-type="string">
            <text:p text:style-name="P57">F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D</text:p>
          </table:table-cell>
          <table:table-cell table:style-name="Table2.A2" office:value-type="string">
            <text:p text:style-name="P57">P</text:p>
          </table:table-cell>
          <table:table-cell table:style-name="Table2.A2" office:value-type="string">
            <text:p text:style-name="P57">C</text:p>
          </table:table-cell>
          <table:table-cell table:style-name="Table2.A2" office:value-type="string">
            <text:p text:style-name="P57">H</text:p>
          </table:table-cell>
          <table:table-cell table:style-name="Table2.A2" office:value-type="string">
            <text:p text:style-name="P57">T</text:p>
          </table:table-cell>
          <table:table-cell table:style-name="Table2.A2" office:value-type="string">
            <text:p text:style-name="P57">S</text:p>
          </table:table-cell>
        </table:table-row>
      </table:table>
      <text:p text:style-name="P52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8"><text:span text:style-name="T19">12</text:span><text:span text:style-name="T20">18</text:span></text:p>
          </table:table-cell>
          <table:table-cell table:style-name="Table3.A1" office:value-type="string">
            <text:p text:style-name="P58"><text:span text:style-name="T19">12</text:span><text:span text:style-name="T20">19</text:span></text:p>
          </table:table-cell>
          <table:table-cell table:style-name="Table3.A1" office:value-type="string">
            <text:p text:style-name="P58"><text:span text:style-name="T19">12</text:span><text:span text:style-name="T20">20</text:span></text:p>
          </table:table-cell>
          <table:table-cell table:style-name="Table3.A1" office:value-type="string">
            <text:p text:style-name="P58"><text:span text:style-name="T19">12</text:span><text:span text:style-name="T20">21</text:span></text:p>
          </table:table-cell>
          <table:table-cell table:style-name="Table3.A1" office:value-type="string">
            <text:p text:style-name="P58"><text:span text:style-name="T19">12</text:span><text:span text:style-name="T20">22</text:span></text:p>
          </table:table-cell>
          <table:table-cell table:style-name="Table3.A1" office:value-type="string">
            <text:p text:style-name="P58"><text:span text:style-name="T19">12</text:span><text:span text:style-name="T20">23</text:span></text:p>
          </table:table-cell>
          <table:table-cell table:style-name="Table3.A1" office:value-type="string">
            <text:p text:style-name="P58"><text:span text:style-name="T19">12</text:span><text:span text:style-name="T20">24</text:span></text:p>
          </table:table-cell>
          <table:table-cell table:style-name="Table3.A1" office:value-type="string">
            <text:p text:style-name="P58"><text:span text:style-name="T19">12</text:span><text:span text:style-name="T20">25</text:span></text:p>
          </table:table-cell>
        </table:table-row>
        <table:table-row table:style-name="Table3.1">
          <table:table-cell table:style-name="Table3.A2" office:value-type="string">
            <text:p text:style-name="P57">B</text:p>
          </table:table-cell>
          <table:table-cell table:style-name="Table3.A2" office:value-type="string">
            <text:p text:style-name="P57">L</text:p>
          </table:table-cell>
          <table:table-cell table:style-name="Table3.A2" office:value-type="string">
            <text:p text:style-name="P57">V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h</text:p>
          </table:table-cell>
          <table:table-cell table:style-name="Table3.A2" office:value-type="string">
            <text:p text:style-name="P57">Z</text:p>
          </table:table-cell>
          <table:table-cell table:style-name="Table3.A2" office:value-type="string">
            <text:p text:style-name="P57">X</text:p>
          </table:table-cell>
          <table:table-cell table:style-name="Table3.A2" office:value-type="string">
            <text:p text:style-name="P57">N</text:p>
          </table:table-cell>
        </table:table-row>
      </table:table>
      <text:p text:style-name="P52"/>
      <text:p text:style-name="P13">If necessary, numbers are marked with the <text:span text:style-name="T25">;</text:span> symbol.</text:p>
      <text:p text:style-name="P1"/>
      <text:p text:style-name="P25"><text:span text:style-name="T10">;</text:span><text:span text:style-name="T7">1cn3</text:span></text:p>
      <text:p text:style-name="P26">;1ccn</text:p>
      <text:p text:style-name="P15"/>
      <text:p text:style-name="P15">“12:37”</text:p>
      <text:p text:style-name="P26">12:37</text:p>
      <text:p text:style-name="P9"/>
      <text:p text:style-name="P13"><text:soft-page-break/><text:span text:style-name="T39">Positional terms like "1st" and modifiers like "double" are formed with the word for position: </text:span><text:span text:style-name="T45">ok</text:span><text:span text:style-name="T39">, a number name, and the ending </text:span><text:span text:style-name="T45">s</text:span><text:span text:style-name="T39">.</text:span></text:p>
      <text:p text:style-name="P11"/>
      <text:p text:style-name="P13"><text:span text:style-name="T39">The word for "double" or "2nd" is </text:span><text:span text:style-name="T46">o</text:span><text:span text:style-name="T45">kYs</text:span><text:span text:style-name="T39">.</text:span></text:p>
      <text:p text:style-name="P9"/>
      <text:p text:style-name="P13"><text:span text:style-name="T39">1,213 = 858</text:span><text:span text:style-name="T48">12</text:span></text:p>
      <text:p text:style-name="P19">#858</text:p>
      <text:p text:style-name="P9">"Eight 'hundred' five 'ten' eight"</text:p>
      <text:p text:style-name="P19">b8nO z5I bi</text:p>
      <text:p text:style-name="P59">Words for Love &amp; Hate</text:p>
      <text:p text:style-name="P46">“Love and Hate”</text:p>
      <text:p text:style-name="P39">w an W</text:p>
      <text:p text:style-name="P41"/>
      <text:p text:style-name="P47"><text:span text:style-name="T5">w, w: </text:span><text:span text:style-name="T31">Love</text:span></text:p>
      <text:p text:style-name="P47"><text:span text:style-name="T5">w, Om: </text:span><text:span text:style-name="T31">Spiritual Love</text:span></text:p>
      <text:p text:style-name="P47"><text:span text:style-name="T5">3, sOm: </text:span><text:span text:style-name="T32">Love of the ideal self</text:span></text:p>
      <text:p text:style-name="P47"><text:span text:style-name="T35">3, hOm: </text:span><text:span text:style-name="T32">Love of community</text:span></text:p>
      <text:p text:style-name="P47"><text:span text:style-name="T35">3, vOem: </text:span><text:span text:style-name="T32">Love of Life/Spirit</text:span></text:p>
      <text:p text:style-name="P47"><text:span text:style-name="T35">3, LxOm: </text:span><text:span text:style-name="T32">Love of God/Soul</text:span></text:p>
      <text:p text:style-name="P47"><text:span text:style-name="T5">w, vO: </text:span><text:span text:style-name="T31">Carnal Love</text:span></text:p>
      <text:p text:style-name="P47"><text:span text:style-name="T5">3, vLU: </text:span><text:span text:style-name="T31">Romantic love</text:span></text:p>
      <text:p text:style-name="P47"><text:span text:style-name="T5">3, arvO: </text:span><text:span text:style-name="T32">Friendship love</text:span></text:p>
      <text:p text:style-name="P47"><text:span text:style-name="T35">3, volo: </text:span><text:span text:style-name="T32">Love of animals</text:span></text:p>
      <text:p text:style-name="P47"><text:span text:style-name="T35">3, vono: </text:span><text:span text:style-name="T32">Love of nature</text:span></text:p>
      <text:p text:style-name="P38"/>
      <text:p text:style-name="P47"><text:span text:style-name="T5">W, W: </text:span><text:span text:style-name="T31">Hate</text:span></text:p>
      <text:p text:style-name="P48"><text:span text:style-name="T5">W, vI: </text:span><text:span text:style-name="T31">Spiritual Hate</text:span></text:p>
      <text:p text:style-name="P48"><text:span text:style-name="T5">W, vIl: </text:span><text:span text:style-name="T31">Hatred of the evil self</text:span></text:p>
      <text:p text:style-name="P48"><text:span text:style-name="T5">W, vIv: </text:span><text:span text:style-name="T31">Hatred of God</text:span></text:p>
      <text:p text:style-name="P48"><text:span text:style-name="T5">W, nIl: </text:span><text:span text:style-name="T31">Hatred of Life</text:span></text:p>
      <text:p text:style-name="P48"><text:span text:style-name="T5">W, hIv: </text:span><text:span text:style-name="T31">Hatred of community</text:span></text:p>
      <text:p text:style-name="P47"><text:span text:style-name="T5">W, Im: </text:span><text:span text:style-name="T31">Carnal Hate</text:span></text:p>
      <text:p text:style-name="P47"><text:soft-page-break/><text:span text:style-name="T5">W, slIm: </text:span><text:span text:style-name="T31">Hatred of Love</text:span></text:p>
      <text:p text:style-name="P47"><text:span text:style-name="T5">W, slIm: </text:span><text:span text:style-name="T31">Betrayal</text:span></text:p>
      <text:p text:style-name="P47"><text:span text:style-name="T5">W, slIm: </text:span><text:span text:style-name="T31">Betrayal</text:span></text:p>
      <text:p text:style-name="P47"><text:span text:style-name="T5">W, slIm: </text:span><text:span text:style-name="T31">Betrayal</text:span></text:p>
      <text:p text:style-name="P59">Examples</text:p>
      <text:p text:style-name="P35">Aono and Ecssiah</text:p>
      <text:p text:style-name="P37">AOno an ekssEo</text:p>
      <text:p text:style-name="P43"/>
      <text:p text:style-name="P43">Good and Evil</text:p>
      <text:p text:style-name="P37">AOn an gW</text:p>
      <text:p text:style-name="P43"/>
      <text:p text:style-name="P42">Beginning and Ending</text:p>
      <text:p text:style-name="P49"><text:span text:style-name="T3">o</text:span><text:span text:style-name="T3">k</text:span><text:span text:style-name="T3"> </text:span><text:span text:style-name="T3">a</text:span><text:span text:style-name="T3">n </text:span><text:span text:style-name="T3">ks</text:span><text:span text:style-name="T3">o</text:span></text:p>
      <text:p text:style-name="P42"/>
      <text:p text:style-name="P44"><text:span text:style-name="T38">Female</text:span> and <text:span text:style-name="T38">Male</text:span></text:p>
      <text:p text:style-name="P49"><text:span text:style-name="T12">ne</text:span><text:span text:style-name="T12">W</text:span><text:span text:style-name="T12">s an sOen</text:span></text:p>
      <text:p text:style-name="P36"/>
      <text:p text:style-name="P44">Spirit and Soul</text:p>
      <text:p text:style-name="P30">sun an Aden</text:p>
      <text:p text:style-name="P43"/>
      <text:p text:style-name="P44">Just </text:p>
      <text:p text:style-name="P50">Ion</text:p>
      <text:p text:style-name="P44"/>
      <text:p text:style-name="P44">Justice</text:p>
      <text:p text:style-name="P31">Iono</text:p>
      <text:p text:style-name="P44"/>
      <text:p text:style-name="P44">Good</text:p>
      <text:p text:style-name="P31">Aon</text:p>
      <text:p text:style-name="P44"/>
      <text:p text:style-name="P44">Peace</text:p>
      <text:p text:style-name="P40"><text:soft-page-break/><text:span text:style-name="T1">I</text:span><text:span text:style-name="T1">on</text:span><text:span text:style-name="T1">u</text:span></text:p>
      <text:p text:style-name="P44"/>
      <text:p text:style-name="P44">Happiness</text:p>
      <text:p text:style-name="P50">AOno</text:p>
      <text:p text:style-name="P44"/>
      <text:p text:style-name="P44">Jarl</text:p>
      <text:p text:style-name="P49"><text:span text:style-name="T3">E</text:span><text:span text:style-name="T3">orul</text:span></text:p>
      <text:p text:style-name="P43"/>
      <text:p text:style-name="P43">Hierarchy, pyramid</text:p>
      <text:p text:style-name="P30">kroWn</text:p>
      <text:p text:style-name="P43"/>
      <text:p text:style-name="P44">"We own the night."</text:p>
      <text:p text:style-name="P31">&lt;sU brAs tEO tu.&gt;</text:p>
      <text:p text:style-name="P45"/>
      <text:p text:style-name="P45">"We own nights."</text:p>
      <text:p text:style-name="P49"><text:span text:style-name="T2">&lt;s</text:span><text:span text:style-name="T33">U</text:span><text:span text:style-name="T2"> brAs tEO </text:span><text:span text:style-name="T16">etu</text:span><text:span text:style-name="T2">.&gt;</text:span></text:p>
      <text:p text:style-name="P45"/>
      <text:p text:style-name="P45">"Nights, we own."</text:p>
      <text:p text:style-name="P49"><text:span text:style-name="T2">&lt;teO etu li s</text:span><text:span text:style-name="T33">U</text:span><text:span text:style-name="T2"> brAs.&gt;</text:span></text:p>
      <text:p text:style-name="P49"><text:span text:style-name="T2">&lt;teO li etu s</text:span><text:span text:style-name="T33">U</text:span><text:span text:style-name="T2"> brAs.&gt;</text:span></text:p>
      <text:p text:style-name="P45"/>
      <text:p text:style-name="P45">"They wrote the document."</text:p>
      <text:p text:style-name="P51"><text:span text:style-name="T39">&lt;s</text:span><text:span text:style-name="T37">U</text:span><text:span text:style-name="T39">nu Ocr</text:span><text:span text:style-name="T37">U</text:span><text:span text:style-name="T39">s pasen tru.&gt;</text:span></text:p>
      <text:p text:style-name="P45"/>
      <text:p text:style-name="P44">"I will write the document."</text:p>
      <text:p text:style-name="P49"><text:span text:style-name="T3">&lt;k</text:span><text:span text:style-name="T3">rUso pasen tru.&gt;</text:span></text:p>
      <text:p text:style-name="P44"/>
      <text:p text:style-name="P44">Literal: "Their document has zero principles."</text:p>
      <text:p text:style-name="P44">Natural: "Their document has no principles."</text:p>
      <text:p text:style-name="P49"><text:soft-page-break/><text:span text:style-name="T3">&lt;pasen s</text:span><text:span text:style-name="T34">U</text:span><text:span text:style-name="T3">nu es avum lo</text:span><text:span text:style-name="T3">k</text:span><text:span text:style-name="T3">us o tum.&gt;</text:span></text:p>
      <text:p text:style-name="P34"/>
      <text:p text:style-name="P44">"Our document has good principles."</text:p>
      <text:p text:style-name="P39"><text:span text:style-name="T41">&lt;pasen s</text:span><text:span text:style-name="T36">U</text:span><text:span text:style-name="T41"> es avum locus aon tum.&gt;</text:span></text:p>
      <text:p text:style-name="P44"/>
      <text:p text:style-name="P46">"I began at the beginning."</text:p>
      <text:p text:style-name="P49"><text:span text:style-name="T5">&lt;O</text:span><text:span text:style-name="T5">k</text:span><text:span text:style-name="T35">O</text:span><text:span text:style-name="T5">s o</text:span><text:span text:style-name="T5">k</text:span><text:span text:style-name="T35">O</text:span><text:span text:style-name="T5">s dos tru.&gt;</text:span></text:p>
      <text:p text:style-name="P46"/>
      <text:p text:style-name="P46">"I will end at the ending."</text:p>
      <text:p text:style-name="P39"><text:span text:style-name="T30">&lt;o</text:span><text:span text:style-name="T30">k</text:span><text:span text:style-name="T30">moso o</text:span><text:span text:style-name="T30">k</text:span><text:span text:style-name="T30">mos dos tru.&gt;</text:span></text:p>
      <text:p text:style-name="P46"/>
      <text:p text:style-name="P46">"Are you writing a document?"</text:p>
      <text:p text:style-name="P49"><text:span text:style-name="T5">&lt;?ton </text:span><text:span text:style-name="T5">k</text:span><text:span text:style-name="T5">r</text:span><text:span text:style-name="T35">U</text:span><text:span text:style-name="T5">s mul pasen tru.&gt;</text:span></text:p>
      <text:p text:style-name="P46"/>
      <text:p text:style-name="P46">"Yes, I am writing a document."</text:p>
      <text:p text:style-name="P49"><text:span text:style-name="T5">&lt;Z</text:span><text:span text:style-name="T5">u, </text:span><text:span text:style-name="T5">k</text:span><text:span text:style-name="T5">r</text:span><text:span text:style-name="T35">U</text:span><text:span text:style-name="T5">s mul pasen tru.&gt;</text:span></text:p>
      <text:p text:style-name="P46"/>
      <text:p text:style-name="P46">"He/She has good intentions."</text:p>
      <text:p text:style-name="P49"><text:span text:style-name="T5">&lt;sonu avum </text:span><text:span text:style-name="T5">W</text:span><text:span text:style-name="T5">tos aon </text:span><text:span text:style-name="T35">etru</text:span><text:span text:style-name="T5">.&gt;</text:span></text:p>
      <text:p text:style-name="P46"/>
      <text:p text:style-name="P46">"Are those people evil?"</text:p>
      <text:p text:style-name="P49"><text:span text:style-name="T5">&lt;?sE s</text:span><text:span text:style-name="T35">U</text:span><text:span text:style-name="T5">n</text:span><text:span text:style-name="T5">u</text:span><text:span text:style-name="T5"> g</text:span><text:span text:style-name="T35">W</text:span><text:span text:style-name="T5">.&gt;</text:span></text:p>
      <text:p text:style-name="P46"/>
      <text:p text:style-name="P46"><text:soft-page-break/>"No, these people are good."</text:p>
      <text:p text:style-name="P49"><text:span text:style-name="T5">&lt;Zo, sE s</text:span><text:span text:style-name="T35">U</text:span><text:span text:style-name="T5">nu a</text:span><text:span text:style-name="T5">O</text:span><text:span text:style-name="T5">n.&gt;</text:span></text:p>
      <text:p text:style-name="P46"/>
      <text:p text:style-name="P46">"I will stress the principles."</text:p>
      <text:p text:style-name="P49"><text:span text:style-name="T5">&lt;zIfo lokus </text:span><text:span text:style-name="T35">etru</text:span><text:span text:style-name="T5">.&gt;</text:span>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4T15:51:13</dc:date>
    <meta:editing-duration>P3DT32M42S</meta:editing-duration>
    <meta:editing-cycles>446</meta:editing-cycles>
    <meta:generator>OpenOffice/4.1.14$Unix OpenOffice.org_project/4114m1$Build-9811</meta:generator>
    <dc:creator>Michael Chapman</dc:creator>
    <meta:document-statistic meta:table-count="5" meta:image-count="0" meta:object-count="0" meta:page-count="13" meta:paragraph-count="326" meta:word-count="936" meta:character-count="4426"/>
  </office:meta>
</office:document-meta>
</file>